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6000003088B6F802C8FD21B51.png" manifest:media-type="image/png"/>
  <manifest:file-entry manifest:full-path="Pictures/10000000000002BA000001DC2E24876DDFF47894.png" manifest:media-type="image/png"/>
  <manifest:file-entry manifest:full-path="Pictures/1000000000000382000001F39B270073059A7385.png" manifest:media-type="image/png"/>
  <manifest:file-entry manifest:full-path="Pictures/10000000000002BA000001DC3F5916BFEEAA37AE.png" manifest:media-type="image/png"/>
  <manifest:file-entry manifest:full-path="Pictures/10000000000003820000022F6DC40B4F33B095B3.png" manifest:media-type="image/png"/>
  <manifest:file-entry manifest:full-path="Pictures/10000000000003E6000003088458A58046B42998.png" manifest:media-type="image/png"/>
  <manifest:file-entry manifest:full-path="Pictures/100000000000038200000210EED501DB362E8691.png" manifest:media-type="image/png"/>
  <manifest:file-entry manifest:full-path="Pictures/1000000000000382000001CA370D4077D5C963A2.png" manifest:media-type="image/png"/>
  <manifest:file-entry manifest:full-path="Pictures/10000000000002BA000001DC39245E508CF2DB68.png" manifest:media-type="image/png"/>
  <manifest:file-entry manifest:full-path="Pictures/10000000000002BA000001DC76DBCBE5EEB76B0D.png" manifest:media-type="image/png"/>
  <manifest:file-entry manifest:full-path="Pictures/10000000000002BA000001DC1474A9E3E84192E9.png" manifest:media-type="image/png"/>
  <manifest:file-entry manifest:full-path="Pictures/10000000000003EF0000027F96CE6626377BF8CF.png" manifest:media-type="image/png"/>
  <manifest:file-entry manifest:full-path="Pictures/10000000000003E60000024030B1CDC2F3E149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963cm, 1.512cm, 0.14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573cm, 2.081cm, 0.00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995cm, 1.526cm, 0.09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176cm, 0.20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942cm, 1.483cm, 0.12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87cm, 0.228cm, 0.00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831cm, 0.192cm, 0.16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965cm, 0.228cm, 0.15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744cm, 0.192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51cm, 1.427cm, 0.164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953cm, 1.372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.252cm, 2.097cm, 0.252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.074cm, 2.279cm, 0.21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3" draw:name="Immagine2" text:anchor-type="char" svg:x="0cm" svg:y="0.785cm" svg:width="13.982cm" svg:height="8.082cm" draw:z-index="1"><draw:image xlink:href="Pictures/10000000000003E60000024030B1CDC2F3E149B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2" draw:name="Immagine1" text:anchor-type="char" svg:x="0.4cm" svg:y="0.074cm" svg:width="13.37cm" svg:height="8.389cm" draw:z-index="0"><draw:image xlink:href="Pictures/10000000000003EF0000027F96CE6626377BF8C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1" draw:name="Immagine3" text:anchor-type="char" svg:x="0.866cm" svg:y="0.093cm" svg:width="13.513cm" svg:height="9.2cm" draw:z-index="2"><draw:image xlink:href="Pictures/10000000000002BA000001DC1474A9E3E84192E9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0" draw:name="Immagine4" text:anchor-type="char" svg:x="0.496cm" svg:y="0.374cm" svg:width="13.46cm" svg:height="9.416cm" draw:z-index="3"><draw:image xlink:href="Pictures/10000000000002BA000001DC39245E508CF2DB6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9" draw:name="Immagine5" text:anchor-type="char" svg:x="0.39cm" svg:y="0.773cm" svg:width="16.397cm" svg:height="7.911cm" draw:z-index="4"><draw:image xlink:href="Pictures/1000000000000382000001CA370D4077D5C963A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8" draw:name="Immagine6" text:anchor-type="char" svg:x="0.296cm" svg:y="0.46cm" svg:width="16.2cm" svg:height="8.842cm" draw:z-index="5"><draw:image xlink:href="Pictures/100000000000038200000210EED501DB362E869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7" draw:name="Immagine7" text:anchor-type="char" svg:x="0.469cm" svg:y="0.441cm" svg:width="16.004cm" svg:height="9.368cm" draw:z-index="6"><draw:image xlink:href="Pictures/10000000000003820000022F6DC40B4F33B095B3.png" xlink:type="simple" xlink:show="embed" xlink:actuate="onLoad" draw:mime-type="image/png"/></draw:frame><text:soft-page-break/></text:p>
      <text:p text:style-name="Standard"/>
      <text:p text:style-name="Standard"><draw:frame draw:style-name="fr6" draw:name="Immagine8" text:anchor-type="char" svg:x="-0.318cm" svg:y="0.771cm" svg:width="16.311cm" svg:height="8.546cm" draw:z-index="7"><draw:image xlink:href="Pictures/1000000000000382000001F39B270073059A738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Immagine9" text:anchor-type="char" svg:x="0.522cm" svg:y="0.337cm" svg:width="14.931cm" svg:height="10.135cm" draw:z-index="8"><draw:image xlink:href="Pictures/10000000000002BA000001DC76DBCBE5EEB76B0D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magine10" text:anchor-type="char" svg:x="1.004cm" svg:y="0.062cm" svg:width="14.407cm" svg:height="11.167cm" draw:z-index="9"><draw:image xlink:href="Pictures/10000000000003E6000003088458A58046B4299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magine11" text:anchor-type="char" svg:x="1.15cm" svg:y="0.233cm" svg:width="13.109cm" svg:height="8.901cm" draw:z-index="10"><draw:image xlink:href="Pictures/10000000000002BA000001DC2E24876DDFF47894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magine12" text:anchor-type="char" svg:x="1.984cm" svg:y="0.339cm" svg:width="12.368cm" svg:height="9.638cm" draw:z-index="11"><draw:image xlink:href="Pictures/10000000000003E6000003088B6F802C8FD21B5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magine13" text:anchor-type="char" svg:x="1.757cm" svg:y="0.222cm" svg:width="11.975cm" svg:height="8.112cm" draw:z-index="12"><draw:image xlink:href="Pictures/10000000000002BA000001DC3F5916BFEEAA37AE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3:48:15.907085291</meta:creation-date>
    <dc:date>2024-12-11T18:23:23.099454807</dc:date>
    <meta:editing-duration>PT13H23M55S</meta:editing-duration>
    <meta:editing-cycles>4</meta:editing-cycles>
    <meta:generator>LibreOffice/7.3.7.2$Linux_X86_64 LibreOffice_project/30$Build-2</meta:generator>
    <meta:document-statistic meta:table-count="0" meta:image-count="13" meta:object-count="0" meta:page-count="7" meta:paragraph-count="0" meta:word-count="0" meta:character-count="0" meta:non-whitespace-character-count="0"/>
  </office:meta>
</office:document-meta>
</file>